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8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2">
      <style:graphic-properties draw:fill="none" draw:stroke="solid" svg:stroke-width="0.0625in" svg:stroke-color="#00b050" draw:marker-start="a751" svg:stroke-opacity="100%"/>
    </style:style>
    <style:style style:family="graphic" style:name="a753">
      <style:graphic-properties draw:fill="none" draw:stroke="solid" svg:stroke-width="0.04167in" svg:stroke-color="#4f81bd" svg:stroke-opacity="100%" draw:shadow="visible" draw:shadow-offset-x="0in" draw:shadow-offset-y="0.02515in" draw:shadow-color="#000000" draw:shadow-opacity="35%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74" draw:stroke="solid" svg:stroke-width="0.01042in" svg:stroke-color="#be4b48" svg:stroke-opacity="100%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graphic" style:name="a796" style:parent-style-name="Graphics">
      <style:graphic-properties draw:fill="none" draw:stroke="non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 style:parent-style-name="Graphics">
      <style:graphic-properties draw:fill="none" fo:clip="rect(0in 0in 0in 0in)" draw:stroke="none"/>
    </style:style>
    <style:style style:family="text" style:name="a7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7" style:parent-style-name="Graphics">
      <style:graphic-properties draw:fill="none" draw:stroke="non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58" draw:stroke="solid" svg:stroke-width="0.01042in" svg:stroke-color="#be4b48" svg:stroke-opacity="100%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graphic" style:name="a738" style:parent-style-name="Graphics">
      <style:graphic-properties draw:fill="none" draw:stroke="none"/>
    </style:style>
    <style:style style:family="graphic" style:name="a739" style:parent-style-name="Graphics">
      <style:graphic-properties draw:fill="none" draw:stroke="none"/>
    </style:style>
    <style:style style:family="text" style:name="a7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66" draw:stroke="solid" svg:stroke-width="0.01042in" svg:stroke-color="#be4b48" svg:stroke-opacity="100%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6" style:parent-style-name="Graphics">
      <style:graphic-properties draw:fill="none" fo:clip="rect(0in 0in 0in 0in)" draw:stroke="non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 style:parent-style-name="Graphics">
      <style:graphic-properties draw:fill="none" fo:clip="rect(0in 0in 0in 0in)" draw:stroke="none"/>
    </style:style>
    <style:style style:family="text" style:name="a7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draw:fill="none" draw:stroke="solid" svg:stroke-width="0.04167in" svg:stroke-color="#4f81bd" svg:stroke-opacity="100%" draw:shadow="visible" draw:shadow-offset-x="0in" draw:shadow-offset-y="0.02515in" draw:shadow-color="#000000" draw:shadow-opacity="35%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70" draw:stroke="solid" svg:stroke-width="0.01042in" svg:stroke-color="#be4b48" svg:stroke-opacity="100%" draw:shadow="visible" draw:shadow-offset-x="0in" draw:shadow-offset-y="0.02187in" draw:shadow-color="#000000" draw:shadow-opacity="38%" draw:auto-grow-width="false" draw:auto-grow-heigh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625in" svg:stroke-color="#7030a0" draw:marker-start="a749" svg:stroke-opacity="100%"/>
    </style:style>
    <style:style style:family="text" style:name="a7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94" draw:style-name="a731" draw:master-page-name="Master1-Layout2-obj-Titre-et-contenu" presentation:presentation-page-layout-name="Master1-PPL2">
        <draw:frame draw:id="id81" presentation:style-name="a734" draw:name="Titre 3" svg:x="0.3125in" svg:y="0.78125in" svg:width="9.375in" svg:height="0.54688in" presentation:class="title" presentation:placeholder="false">
          <draw:text-box>
            <text:p text:style-name="a733" text:class-names="" text:cond-style-name=""><text:span text:style-name="a732" text:class-names="">Correction Exercice n°1</text:span></text:p>
          </draw:text-box>
          <svg:desc/>
        </draw:frame>
        <draw:frame draw:id="id82" draw:style-name="a737" draw:name="Espace réservé du numéro de diapositive 2" svg:x="8.98438in" svg:y="6.95313in" svg:width="0.85937in" svg:height="0.39931in">
          <draw:text-box>
            <text:p text:style-name="a736" text:class-names="" text:cond-style-name=""><text:span text:style-name="a735" text:class-names=""><text:page-number style:num-format="1" text:fixed="false">1</text:page-number></text:span></text:p>
          </draw:text-box>
          <svg:desc/>
        </draw:frame>
        <draw:frame draw:id="id83" draw:style-name="a738" draw:name="Image 20" svg:x="0.07333in" svg:y="3.31333in" svg:width="9.81333in" svg:height="1.84667in" style:rel-width="scale" style:rel-height="scale">
          <draw:image xlink:href="media/image1.png" xlink:type="simple" xlink:show="embed" xlink:actuate="onLoad"/>
          <svg:desc/>
        </draw:frame>
        <draw:frame draw:id="id84" draw:style-name="a739" draw:name="Image 21" svg:x="0.07333in" svg:y="5.39333in" svg:width="9.77333in" svg:height="1.49333in" style:rel-width="scale" style:rel-height="scale">
          <draw:image xlink:href="media/image2.png" xlink:type="simple" xlink:show="embed" xlink:actuate="onLoad"/>
          <svg:desc/>
        </draw:frame>
        <draw:frame draw:id="id85" draw:style-name="a742" draw:name="ZoneTexte 7" svg:x="0.15625in" svg:y="2.96875in" svg:width="0.97917in" svg:height="0.40451in">
          <draw:text-box>
            <text:p text:style-name="a741" text:class-names="" text:cond-style-name=""><text:span text:style-name="a740" text:class-names="">Filtrage</text:span></text:p>
          </draw:text-box>
          <svg:desc/>
        </draw:frame>
        <draw:frame draw:id="id86" draw:style-name="a745" draw:name="ZoneTexte 8" svg:x="0.15625in" svg:y="5.07118in" svg:width="2.39931in" svg:height="0.40451in">
          <draw:text-box>
            <text:p text:style-name="a744" text:class-names="" text:cond-style-name=""><text:span text:style-name="a743" text:class-names="">Translation d’adresse</text:span></text:p>
          </draw:text-box>
          <svg:desc/>
        </draw:frame>
        <draw:frame draw:id="id87" draw:style-name="a746" draw:name="Picture 6" svg:x="1.37674in" svg:y="1.58854in" svg:width="1.40104in" svg:height="1.27778in" style:rel-width="scale" style:rel-height="scale">
          <draw:image xlink:href="media/image3.png" xlink:type="simple" xlink:show="embed" xlink:actuate="onLoad"/>
          <svg:desc/>
        </draw:frame>
        <draw:frame draw:id="id88" draw:style-name="a747" draw:name="Picture 14" svg:x="8.05382in" svg:y="1.49826in" svg:width="1.52083in" svg:height="1.22049in" style:rel-width="scale" style:rel-height="scale">
          <draw:image xlink:href="media/image4.png" xlink:type="simple" xlink:show="embed" xlink:actuate="onLoad"/>
          <svg:desc/>
        </draw:frame>
        <draw:connector draw:type="line" svg:x1="4.27431in" svg:y1="2.18924in" svg:x2="2.48785in" svg:y2="2.18924in" draw:id="id89" draw:style-name="a748" draw:name="Connecteur droit 18">
          <svg:desc/>
        </draw:connector>
        <draw:connector draw:type="line" svg:x1="8.05382in" svg:y1="2.64757in" svg:x2="2.42535in" svg:y2="2.64757in" draw:id="id90" draw:style-name="a750" draw:name="Connecteur droit 23">
          <svg:desc/>
        </draw:connector>
        <draw:connector draw:type="line" svg:x1="2.40972in" svg:y1="1.62326in" svg:x2="7.93924in" svg:y2="1.62326in" draw:id="id91" draw:style-name="a752" draw:name="Connecteur droit 24">
          <svg:desc/>
        </draw:connector>
        <draw:connector draw:type="line" svg:x1="8.14063in" svg:y1="2.17535in" svg:x2="5.38021in" svg:y2="2.17535in" draw:id="id92" draw:style-name="a753" draw:name="Connecteur droit 34">
          <svg:desc/>
        </draw:connector>
        <draw:frame draw:id="id93" draw:style-name="a754" draw:name="Picture 4" svg:x="4.27431in" svg:y="1.78125in" svg:width="1.1059in" svg:height="0.74653in" style:rel-width="scale" style:rel-height="scale">
          <draw:image xlink:href="media/image5.png" xlink:type="simple" xlink:show="embed" xlink:actuate="onLoad"/>
          <svg:desc/>
        </draw:frame>
        <draw:frame draw:id="id94" draw:style-name="a759" draw:name="ZoneTexte 7" svg:x="8.56076in" svg:y="1.77257in" svg:width="1.24306in" svg:height="0.33507in">
          <draw:text-box>
            <text:p text:style-name="a757" text:class-names="" text:cond-style-name=""><text:span text:style-name="a755" text:class-names="">INTERNET</text:span><text:span text:style-name="a756" text:class-names=""/></text:p>
          </draw:text-box>
          <svg:desc/>
        </draw:frame>
        <draw:frame draw:id="id95" draw:style-name="a767" draw:name="ZoneTexte 7" svg:x="0.27951in" svg:y="1.65972in" svg:width="1.33507in" svg:height="1.0434in">
          <draw:text-box>
            <text:p text:style-name="a761" text:class-names="" text:cond-style-name=""><text:span text:style-name="a760" text:class-names="">Mon serveur web</text:span></text:p>
            <text:p text:style-name="a763" text:class-names="" text:cond-style-name=""><text:span text:style-name="a762" text:class-names="">192.168.1.1</text:span></text:p>
            <text:p text:style-name="a765" text:class-names="" text:cond-style-name=""><text:span text:style-name="a764" text:class-names="">(NAT : 8.8.4.2)</text:span></text:p>
          </draw:text-box>
          <svg:desc/>
        </draw:frame>
        <draw:frame draw:id="id96" draw:style-name="a771" draw:name="ZoneTexte 7" svg:x="2.87326in" svg:y="1.80556in" svg:width="1.24306in" svg:height="0.30208in">
          <draw:text-box>
            <text:p text:style-name="a769" text:class-names="" text:cond-style-name=""><text:span text:style-name="a768" text:class-names="">192.168.1.254</text:span></text:p>
          </draw:text-box>
          <svg:desc/>
        </draw:frame>
        <draw:frame draw:id="id97" draw:style-name="a775" draw:name="ZoneTexte 7" svg:x="5.41146in" svg:y="2.24826in" svg:width="1.24306in" svg:height="0.30382in">
          <draw:text-box>
            <text:p text:style-name="a773" text:class-names="" text:cond-style-name=""><text:span text:style-name="a772" text:class-names="">8.8.4.1</text:span></text:p>
          </draw:text-box>
          <svg:desc/>
        </draw:frame>
        <draw:frame draw:id="id98" draw:style-name="a779" draw:name="ZoneTexte 7" svg:x="4.2066in" svg:y="2.63715in" svg:width="1.24132in" svg:height="0.40451in">
          <draw:text-box>
            <text:p text:style-name="a778" text:class-names="" text:cond-style-name=""><text:span text:style-name="a776" text:class-names="">https</text:span><text:span text:style-name="a777" text:class-names=""/></text:p>
          </draw:text-box>
          <svg:desc/>
        </draw:frame>
        <draw:frame draw:id="id99" draw:style-name="a782" draw:name="ZoneTexte 7" svg:x="5.5191in" svg:y="1.58854in" svg:width="1.24132in" svg:height="0.40451in">
          <draw:text-box>
            <text:p text:style-name="a781" text:class-names="" text:cond-style-name=""><text:span text:style-name="a780" text:class-names="">http</text:span></text:p>
          </draw:text-box>
          <svg:desc/>
        </draw:frame>
      </draw:page>
      <draw:page draw:name="Slide93" draw:style-name="a783" draw:master-page-name="Master1-Layout2-obj-Titre-et-contenu" presentation:presentation-page-layout-name="Master1-PPL2">
        <draw:frame draw:id="id100" presentation:style-name="a784" draw:name="Espace réservé du contenu 1" svg:x="0.3125in" svg:y="1.48438in" svg:width="9.375in" svg:height="5.23437in" presentation:class="outline" presentation:placeholder="true">
          <draw:text-box/>
          <svg:desc/>
        </draw:frame>
        <draw:frame draw:id="id101" presentation:style-name="a787" draw:name="Titre 2" svg:x="0.3125in" svg:y="0.78125in" svg:width="9.375in" svg:height="0.54688in" presentation:class="title" presentation:placeholder="false">
          <draw:text-box>
            <text:p text:style-name="a786" text:class-names="" text:cond-style-name=""><text:span text:style-name="a785" text:class-names="">Correction Exercice n°2</text:span></text:p>
          </draw:text-box>
          <svg:desc/>
        </draw:frame>
        <draw:frame draw:id="id102" draw:style-name="a790" draw:name="Espace réservé du numéro de diapositive 3" svg:x="8.98438in" svg:y="6.95313in" svg:width="0.85937in" svg:height="0.39931in">
          <draw:text-box>
            <text:p text:style-name="a789" text:class-names="" text:cond-style-name=""><text:span text:style-name="a788" text:class-names=""><text:page-number style:num-format="1" text:fixed="false">2</text:page-number></text:span></text:p>
          </draw:text-box>
          <svg:desc/>
        </draw:frame>
        <draw:frame draw:id="id103" draw:style-name="a795" draw:name="Espace réservé du contenu 2" svg:x="0.23438in" svg:y="0.9375in" svg:width="9.53125in" svg:height="5.85938in">
          <draw:text-box>
            <text:p text:style-name="a792" text:class-names="" text:cond-style-name=""><text:span text:style-name="a791" text:class-names=""/></text:p>
            <text:p text:style-name="a794" text:class-names="" text:cond-style-name=""><text:span text:style-name="a793" text:class-names=""/></text:p>
          </draw:text-box>
          <svg:desc/>
        </draw:frame>
        <draw:frame draw:id="id104" draw:style-name="a796" draw:name="Image 9" svg:x="0.23333in" svg:y="1.38667in" svg:width="9.14667in" svg:height="2.8in" style:rel-width="scale" style:rel-height="scale">
          <draw:image xlink:href="media/image6.png" xlink:type="simple" xlink:show="embed" xlink:actuate="onLoad"/>
          <svg:desc/>
        </draw:frame>
        <draw:frame draw:id="id105" draw:style-name="a797" draw:name="Image 10" svg:x="0.11333in" svg:y="4.38in" svg:width="9.77333in" svg:height="2.55333in" style:rel-width="scale" style:rel-height="scale">
          <draw:image xlink:href="media/image7.png" xlink:type="simple" xlink:show="embed" xlink:actuate="onLoad"/>
          <svg:desc/>
        </draw:frame>
        <draw:frame draw:id="id106" draw:style-name="a800" draw:transform="translate(-1.28906in -0.20226in) rotate(-1.5708) translate(9.49913in 2.77344in)" draw:name="ZoneTexte 7" svg:width="2.57812in" svg:height="0.40451in">
          <draw:text-box>
            <text:p text:style-name="a799" text:class-names="" text:cond-style-name=""><text:span text:style-name="a798" text:class-names="">Filtrage</text:span></text:p>
          </draw:text-box>
          <svg:desc/>
        </draw:frame>
        <draw:frame draw:id="id107" draw:style-name="a803" draw:name="ZoneTexte 8" svg:x="0.15625in" svg:y="4.0625in" svg:width="2.39931in" svg:height="0.40451in">
          <draw:text-box>
            <text:p text:style-name="a802" text:class-names="" text:cond-style-name=""><text:span text:style-name="a801" text:class-names="">Translation d’adresse</text:span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/>
    <style:presentation-page-layout style:name="Master1-PPL2" style:display-name="Titre et contenu">
      <presentation:placeholder presentation:object="object" svg:x="0.31247in" svg:y="1.48436in" svg:width="9.37507in" svg:height="5.23441in"/>
      <presentation:placeholder presentation:object="title" svg:x="0.31247in" svg:y="0.78123in" svg:width="9.37507in" svg:height="0.54688in"/>
      <presentation:placeholder presentation:object="page-number" svg:x="8.98438in" svg:y="6.95313in" svg:width="0.85937in" svg:height="0.39931in"/>
    </style:presentation-page-layout>
    <style:presentation-page-layout style:name="Master1-PPL3" style:display-name="Titre de section">
      <presentation:placeholder presentation:object="title" svg:x="0.56253in" svg:y="5.00001in" svg:width="8.5in" svg:height="1.48958in"/>
      <presentation:placeholder presentation:object="page-number" svg:x="8.82813in" svg:y="6.875in" svg:width="0.98437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74" draw:style="linear" draw:angle="1800" draw:start-color="#ffa2a1" draw:end-color="#ffbebd" draw:start-intensity="100%" draw:end-intensity="100%"/>
    <draw:gradient draw:name="a758" draw:style="linear" draw:angle="1800" draw:start-color="#ffa2a1" draw:end-color="#ffbebd" draw:start-intensity="100%" draw:end-intensity="100%"/>
    <draw:gradient draw:name="a770" draw:style="linear" draw:angle="1800" draw:start-color="#ffa2a1" draw:end-color="#ffbebd" draw:start-intensity="100%" draw:end-intensity="100%"/>
    <draw:gradient draw:name="a766" draw:style="linear" draw:angle="1800" draw:start-color="#ffa2a1" draw:end-color="#ffbebd" draw:start-intensity="100%" draw:end-intensity="100%"/>
    <draw:marker draw:name="a751" svg:viewBox="0 0 20 30" svg:d="m10 0-10 30h20z"/>
    <draw:marker draw:name="a749" svg:viewBox="0 0 20 30" svg:d="m10 0-10 30h20z"/>
    <draw:stroke-dash draw:name="a113" draw:display-name="SysDash" draw:style="rect" draw:dots1="1" draw:dots1-length="0.00694in" draw:dots2="0" draw:dots2-length="0in" draw:distance="0.00694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3056in" draw:shadow-color="#000000" draw:shadow-opacity="32%" draw:auto-grow-width="false" draw:auto-grow-height="false"/>
      <style:paragraph-properties style:font-independent-line-spacing="true" style:writing-mode="lr-tb"/>
    </style:style>
    <style:style style:family="graphic" style:name="a112" style:parent-style-name="Graphics">
      <style:graphic-properties draw:fill="none" fo:clip="rect(0in 0in 0in 0in)" draw:stroke="none"/>
    </style:style>
    <style:style style:family="graphic" style:name="a114">
      <style:graphic-properties draw:fill="none" draw:stroke="dash" draw:stroke-dash="a113" svg:stroke-width="0.00694in" svg:stroke-color="#f36c2a" svg:stroke-opacity="100%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194b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0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2083in" svg:stroke-color="#f36c2a" svg:stroke-opacity="100%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194b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36c2a" svg:stroke-opacity="100%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2083in" svg:stroke-color="#f36c2a" svg:stroke-opacity="100%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2083in" svg:stroke-color="#f36c2a" svg:stroke-opacity="100%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2083in" svg:stroke-color="#f36c2a" svg:stroke-opacity="100%"/>
    </style:style>
    <style:style style:family="presentation" style:name="a395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194b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1e1f6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center" draw:fill="solid" draw:fill-color="#194b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draw:fill="none" draw:stroke="solid" svg:stroke-width="0.0625in" svg:stroke-color="#f36c2a" svg:stroke-opacity="100%"/>
    </style:style>
    <style:style style:family="presentation" style:name="a401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none" draw:stroke="solid" svg:stroke-width="0.0625in" svg:stroke-color="#f36c2a" svg:stroke-opacity="100%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f36c2a" draw:opacity="100%" draw:stroke="solid" svg:stroke-width="0.04167in" svg:stroke-color="#f36c2a" svg:stroke-opacity="100%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" style:parent-style-name="Graphics">
      <style:graphic-properties draw:fill="none" fo:clip="rect(0in 0in 0in 0in)" draw:stroke="non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213in" fo:padding-bottom="0.05213in" fo:padding-left="0.10426in" fo:padding-right="0.10426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213in" fo:padding-bottom="0.05213in" fo:padding-left="0.10426in" fo:padding-right="0.10426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213in" fo:padding-bottom="0.05213in" fo:padding-left="0.10426in" fo:padding-right="0.1042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●">
        <style:list-level-properties text:space-before="0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2" text:bullet-char="●">
        <style:list-level-properties text:space-before="0.43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3" text:bullet-char="●">
        <style:list-level-properties text:space-before="0.8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4" text:bullet-char="●">
        <style:list-level-properties text:space-before="1.3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5" text:bullet-char="●">
        <style:list-level-properties text:space-before="1.8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6" text:bullet-char="●">
        <style:list-level-properties text:space-before="2.3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7" text:bullet-char="●">
        <style:list-level-properties text:space-before="2.8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8" text:bullet-char="●">
        <style:list-level-properties text:space-before="3.375in" text:min-label-width="0.375in"/>
        <style:text-properties fo:color="#ff6600" fo:font-family="Arial" style:font-family-generic="swiss" style:font-pitch="variable" fo:font-size="100%"/>
      </text:list-level-style-bullet>
      <text:list-level-style-bullet text:level="9" text:bullet-char="●">
        <style:list-level-properties text:space-before="3.875in" text:min-label-width="0.375in"/>
        <style:text-properties fo:color="#ff6600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○">
        <style:list-level-properties text:space-before="0.062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2" text:bullet-char="○">
        <style:list-level-properties text:space-before="0.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3" text:bullet-char="○">
        <style:list-level-properties text:space-before="0.9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4" text:bullet-char="○">
        <style:list-level-properties text:space-before="1.4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5" text:bullet-char="○">
        <style:list-level-properties text:space-before="1.9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6" text:bullet-char="○">
        <style:list-level-properties text:space-before="2.4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7" text:bullet-char="○">
        <style:list-level-properties text:space-before="2.9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8" text:bullet-char="○">
        <style:list-level-properties text:space-before="3.4375in" text:min-label-width="0.3125in"/>
        <style:text-properties fo:color="#ff6600" fo:font-family="Arial" style:font-family-generic="swiss" style:font-pitch="variable" fo:font-size="100%"/>
      </text:list-level-style-bullet>
      <text:list-level-style-bullet text:level="9" text:bullet-char="○">
        <style:list-level-properties text:space-before="3.9375in" text:min-label-width="0.3125in"/>
        <style:text-properties fo:color="#ff6600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66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66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66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6600"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-">
        <style:list-level-properties text:space-before="0.1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2" text:bullet-char="-">
        <style:list-level-properties text:space-before="0.56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ff6600"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ff6600"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color="#ff6600"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color="#ff6600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66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66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66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66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6600"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quez pour modifier le style du titre</text:span></text:p>
        </draw:text-box>
        <svg:desc/>
      </draw:frame>
      <draw:frame draw:id="id1" presentation:style-name="a19" draw:name="Espace réservé du texte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Espace réservé de la date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2/2012</text:date></text:span></text:p>
        </draw:text-box>
        <svg:desc/>
      </draw:frame>
      <draw:frame draw:id="id3" presentation:style-name="a26" draw:name="Espace réservé du pied de page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Espace réservé du numéro de diapositiv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°›</text:page-number></text:span></text:p>
        </draw:text-box>
        <svg:desc/>
      </draw:frame>
      <presentation:notes style:page-layout-name="pageLayout2" draw:style-name="a59">
        <draw:frame draw:id="id5" presentation:style-name="a32" draw:name="Espace réservé de l'en-tête 1" svg:x="0in" svg:y="0in" svg:width="3.36458in" svg:height="0.55903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desc/>
        </draw:frame>
        <draw:frame draw:id="id6" presentation:style-name="a36" draw:name="Espace réservé de la date 2" svg:x="4.39757in" svg:y="0in" svg:width="3.36458in" svg:height="0.55903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37" draw:name="Espace réservé de l'image des diapositives 3">
          <svg:desc/>
        </draw:page-thumbnail>
        <draw:frame draw:id="id8" presentation:style-name="a52" draw:name="Espace réservé des commentaires 4" svg:x="0.77604in" svg:y="5.31597in" svg:width="6.21181in" svg:height="5.03646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5" draw:name="Espace réservé du pied de page 5" svg:x="0in" svg:y="10.63194in" svg:width="3.36458in" svg:height="0.55903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desc/>
        </draw:frame>
        <draw:frame draw:id="id10" presentation:style-name="a58" draw:name="Espace réservé du numéro de diapositive 6" svg:x="4.39757in" svg:y="10.63194in" svg:width="3.36458in" svg:height="0.55903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1-cust-Diapositive-de-titre" style:page-layout-name="pageLayout1" draw:style-name="a60">
      <draw:connector draw:type="line" svg:x1="0in" svg:y1="7.26563in" svg:x2="10in" svg:y2="7.26736in" draw:id="id11" draw:style-name="a61" draw:name="Connecteur droit 1">
        <svg:desc/>
      </draw:connector>
      <draw:custom-shape svg:x="8.51563in" svg:y="7.10938in" svg:width="0.3125in" svg:height="0.3125in" draw:id="id12" draw:style-name="a64" draw:name="Ellipse 2">
        <svg:desc/>
        <text:p text:style-name="a63" text:class-names="" text:cond-style-name=""><text:span text:style-name="a62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8.98438in" svg:y="7.10938in" svg:width="0.3125in" svg:height="0.3125in" draw:id="id13" draw:style-name="a67" draw:name="Ellipse 3">
        <svg:desc/>
        <text:p text:style-name="a66" text:class-names="" text:cond-style-name=""><text:span text:style-name="a65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45313in" svg:y="7.10938in" svg:width="0.3125in" svg:height="0.3125in" draw:id="id14" draw:style-name="a70" draw:name="Ellipse 4">
        <svg:desc/>
        <text:p text:style-name="a69" text:class-names="" text:cond-style-name=""><text:span text:style-name="a68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onnector draw:type="line" svg:x1="-0.35069in" svg:y1="6.91319in" svg:x2="0.82118in" svg:y2="6.91493in" draw:id="id15" draw:style-name="a71" draw:transform="translate(-0.23524in -6.91406in) rotate(-1.5708) translate(0.23524in 6.91406in)" draw:name="Connecteur droit 5">
        <svg:desc/>
      </draw:connector>
      <draw:custom-shape svg:x="0in" svg:y="1.5625in" svg:width="10in" svg:height="1.95313in" draw:id="id16" draw:style-name="a74" draw:name="Rectangle 6"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3438in" svg:y="1.79688in" svg:width="9.53125in" svg:height="1.48437in" draw:id="id17" draw:style-name="a77" draw:name="Rectangle à coins arrondis 7"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presentation:notes style:page-layout-name="pageLayout2" draw:style-name="a107">
        <draw:frame draw:id="id5" presentation:style-name="a80" draw:name="Espace réservé de l'en-tête 1" svg:x="0in" svg:y="0in" svg:width="3.36458in" svg:height="0.55903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6" presentation:style-name="a84" draw:name="Espace réservé de la date 2" svg:x="4.39757in" svg:y="0in" svg:width="3.36458in" svg:height="0.55903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85" draw:name="Espace réservé de l'image des diapositives 3">
          <svg:desc/>
        </draw:page-thumbnail>
        <draw:frame draw:id="id8" presentation:style-name="a100" draw:name="Espace réservé des commentaires 4" svg:x="0.77604in" svg:y="5.31597in" svg:width="6.21181in" svg:height="5.03646in" presentation:class="notes" presentation:placeholder="false">
          <draw:text-box>
            <text:p text:style-name="a87" text:class-names="" text:cond-style-name=""><text:span text:style-name="a86" text:class-names="">Cliquez pour modifier les styles du texte du masque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Deuxième niveau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3" draw:name="Espace réservé du pied de page 5" svg:x="0in" svg:y="10.63194in" svg:width="3.36458in" svg:height="0.55903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desc/>
        </draw:frame>
        <draw:frame draw:id="id10" presentation:style-name="a106" draw:name="Espace réservé du numéro de diapositive 6" svg:x="4.39757in" svg:y="10.63194in" svg:width="3.36458in" svg:height="0.55903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2-obj-Titre-et-contenu" style:page-layout-name="pageLayout1" draw:style-name="a108">
      <draw:custom-shape svg:x="0.15625in" svg:y="0.15625in" svg:width="9.6875in" svg:height="7.1875in" draw:id="id18" draw:style-name="a111" draw:name="Rectangle 3"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draw:style-name="a112" draw:name="Picture 2" svg:x="8.04688in" svg:y="0.23438in" svg:width="1.71875in" svg:height="0.47222in" style:rel-width="scale" style:rel-height="scale">
        <draw:image xlink:href="media/image8.jpeg" xlink:type="simple" xlink:show="embed" xlink:actuate="onLoad"/>
        <svg:desc>K:\MARKETING\CHARTE GRAPHIQUE\LOGOS\LOGO PENTA 2007\logo2.jpg</svg:desc>
      </draw:frame>
      <draw:connector draw:type="line" svg:x1="0.15625in" svg:y1="0.46875in" svg:x2="8.04688in" svg:y2="0.47049in" draw:end-shape="id20" draw:end-glue-point="3" draw:id="id21" draw:style-name="a114" draw:name="Connecteur droit 5">
        <svg:desc/>
      </draw:connector>
      <draw:custom-shape svg:x="0.15625in" svg:y="6.875in" svg:width="9.6875in" svg:height="0.46875in" draw:id="id20" draw:style-name="a117" draw:name="Rectangle 6"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5625in" svg:y="0.78125in" svg:width="9.6875in" svg:height="0.54688in" draw:id="id22" draw:style-name="a120" draw:name="Rectangle 7"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6875in" svg:y="0.39063in" svg:width="0.15625in" svg:height="0.15625in" draw:id="id23" draw:style-name="a123" draw:name="Ellipse 8">
        <svg:desc/>
        <text:p text:style-name="a122" text:class-names="" text:cond-style-name=""><text:span text:style-name="a121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0.70313in" svg:y="0.39063in" svg:width="0.15625in" svg:height="0.15625in" draw:id="id24" draw:style-name="a126" draw:name="Ellipse 9">
        <svg:desc/>
        <text:p text:style-name="a125" text:class-names="" text:cond-style-name=""><text:span text:style-name="a124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0.9375in" svg:y="0.39063in" svg:width="0.15625in" svg:height="0.15625in" draw:id="id25" draw:style-name="a129" draw:name="Ellipse 10">
        <svg:desc/>
        <text:p text:style-name="a128" text:class-names="" text:cond-style-name=""><text:span text:style-name="a127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26" presentation:style-name="a146" draw:name="Espace réservé du contenu 2" svg:x="0.31247in" svg:y="1.48436in" svg:width="9.37507in" svg:height="5.23441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quez pour modifier les styles du texte du masque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Deuxièm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Cinquièm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7" presentation:style-name="a150" draw:name="Titre 1" svg:x="0.31247in" svg:y="0.78123in" svg:width="9.37507in" svg:height="0.54688in" presentation:class="title" presentation:placeholder="false">
        <draw:text-box>
          <text:p text:style-name="a149" text:class-names="" text:cond-style-name=""><text:span text:style-name="a147" text:class-names="">Cliquez pour modifier le style du titre</text:span><text:span text:style-name="a148" text:class-names=""/></text:p>
        </draw:text-box>
        <svg:desc/>
      </draw:frame>
      <draw:frame draw:id="id28" presentation:style-name="a153" draw:name="Espace réservé du numéro de diapositive 5" svg:x="8.98438in" svg:y="6.95313in" svg:width="0.85937in" svg:height="0.39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>‹N°›</text:page-number></text:span></text:p>
        </draw:text-box>
        <svg:desc/>
      </draw:frame>
      <presentation:notes style:page-layout-name="pageLayout2" draw:style-name="a183">
        <draw:frame draw:id="id5" presentation:style-name="a156" draw:name="Espace réservé de l'en-tête 1" svg:x="0in" svg:y="0in" svg:width="3.36458in" svg:height="0.55903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6" presentation:style-name="a160" draw:name="Espace réservé de la date 2" svg:x="4.39757in" svg:y="0in" svg:width="3.36458in" svg:height="0.55903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161" draw:name="Espace réservé de l'image des diapositives 3">
          <svg:desc/>
        </draw:page-thumbnail>
        <draw:frame draw:id="id8" presentation:style-name="a176" draw:name="Espace réservé des commentaires 4" svg:x="0.77604in" svg:y="5.31597in" svg:width="6.21181in" svg:height="5.03646in" presentation:class="notes" presentation:placeholder="false">
          <draw:text-box>
            <text:p text:style-name="a163" text:class-names="" text:cond-style-name=""><text:span text:style-name="a162" text:class-names="">Cliquez pour modifier les styles du texte du masque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Deuxième niveau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79" draw:name="Espace réservé du pied de page 5" svg:x="0in" svg:y="10.63194in" svg:width="3.36458in" svg:height="0.55903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desc/>
        </draw:frame>
        <draw:frame draw:id="id10" presentation:style-name="a182" draw:name="Espace réservé du numéro de diapositive 6" svg:x="4.39757in" svg:y="10.63194in" svg:width="3.36458in" svg:height="0.55903in" presentation:class="page-number" presentation:placeholder="false">
          <draw:text-box>
            <text:p text:style-name="a181" text:class-names="" text:cond-style-name=""><text:span text:style-name="a180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3-cust-Titre-de-section" style:page-layout-name="pageLayout1" draw:style-name="a184">
      <draw:custom-shape svg:x="0in" svg:y="4.92188in" svg:width="10in" svg:height="1.64062in" draw:id="id29" draw:style-name="a187" draw:name="Rectangle 2"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-3.28038in" svg:y1="3.74913in" svg:x2="4.21962in" svg:y2="3.75087in" draw:id="id30" draw:style-name="a188" draw:transform="translate(-0.46962in -3.75in) rotate(-1.5708) translate(0.46962in 3.75in)" draw:name="Connecteur droit 3">
        <svg:desc/>
      </draw:connector>
      <draw:connector draw:type="line" svg:x1="0in" svg:y1="0.46875in" svg:x2="10in" svg:y2="0.47049in" draw:id="id31" draw:style-name="a189" draw:name="Connecteur droit 4">
        <svg:desc/>
      </draw:connector>
      <draw:custom-shape svg:x="8.20313in" svg:y="0.3125in" svg:width="0.3125in" svg:height="0.3125in" draw:id="id32" draw:style-name="a192" draw:name="Ellipse 5">
        <svg:desc/>
        <text:p text:style-name="a191" text:class-names="" text:cond-style-name=""><text:span text:style-name="a190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8.67188in" svg:y="0.3125in" svg:width="0.3125in" svg:height="0.3125in" draw:id="id33" draw:style-name="a195" draw:name="Ellipse 6">
        <svg:desc/>
        <text:p text:style-name="a194" text:class-names="" text:cond-style-name=""><text:span text:style-name="a193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svg:x="9.14063in" svg:y="0.3125in" svg:width="0.3125in" svg:height="0.3125in" draw:id="id34" draw:style-name="a198" draw:name="Ellipse 7">
        <svg:desc/>
        <text:p text:style-name="a197" text:class-names="" text:cond-style-name=""><text:span text:style-name="a196" text:class-names=""/></text:p>
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id="id35" draw:style-name="a199" draw:name="Image 12" svg:x="6.875in" svg:y="1.48438in" svg:width="2.75in" svg:height="2.75in" style:rel-width="scale" style:rel-height="scale">
        <draw:image xlink:href="media/image9.png" xlink:type="simple" xlink:show="embed" xlink:actuate="onLoad"/>
        <svg:desc>PNG-Graph.png-256x256.png</svg:desc>
      </draw:frame>
      <draw:frame draw:id="id36" presentation:style-name="a203" draw:name="Titre 1" svg:x="0.56253in" svg:y="5.00001in" svg:width="8.5in" svg:height="1.48958in" presentation:class="title" presentation:placeholder="false">
        <draw:text-box>
          <text:p text:style-name="a202" text:class-names="" text:cond-style-name=""><text:span text:style-name="a200" text:class-names="">Cliquez pour modifier le style du titre</text:span><text:span text:style-name="a201" text:class-names=""/></text:p>
        </draw:text-box>
        <svg:desc/>
      </draw:frame>
      <draw:frame draw:id="id37" presentation:style-name="a206" draw:name="Espace réservé du numéro de diapositive 5" svg:x="8.82813in" svg:y="6.875in" svg:width="0.98437in" svg:height="0.39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>‹N°›</text:page-number></text:span></text:p>
        </draw:text-box>
        <svg:desc/>
      </draw:frame>
      <presentation:notes style:page-layout-name="pageLayout2" draw:style-name="a236">
        <draw:frame draw:id="id5" presentation:style-name="a209" draw:name="Espace réservé de l'en-tête 1" svg:x="0in" svg:y="0in" svg:width="3.36458in" svg:height="0.55903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desc/>
        </draw:frame>
        <draw:frame draw:id="id6" presentation:style-name="a213" draw:name="Espace réservé de la date 2" svg:x="4.39757in" svg:y="0in" svg:width="3.36458in" svg:height="0.55903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214" draw:name="Espace réservé de l'image des diapositives 3">
          <svg:desc/>
        </draw:page-thumbnail>
        <draw:frame draw:id="id8" presentation:style-name="a229" draw:name="Espace réservé des commentaires 4" svg:x="0.77604in" svg:y="5.31597in" svg:width="6.21181in" svg:height="5.03646in" presentation:class="notes" presentation:placeholder="false">
          <draw:text-box>
            <text:p text:style-name="a216" text:class-names="" text:cond-style-name=""><text:span text:style-name="a215" text:class-names="">Cliquez pour 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32" draw:name="Espace réservé du pied de page 5" svg:x="0in" svg:y="10.63194in" svg:width="3.36458in" svg:height="0.55903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desc/>
        </draw:frame>
        <draw:frame draw:id="id10" presentation:style-name="a235" draw:name="Espace réservé du numéro de diapositive 6" svg:x="4.39757in" svg:y="10.63194in" svg:width="3.36458in" svg:height="0.55903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4-twoObj-Deux-contenus" style:page-layout-name="pageLayout1" draw:style-name="a237">
      <draw:frame draw:id="id38" presentation:style-name="a241" draw:name="Titre 1" svg:x="0.5in" svg:y="0.30035in" svg:width="9in" svg:height="1.25in" presentation:class="title" presentation:placeholder="false">
        <draw:text-box>
          <text:p text:style-name="a240" text:class-names="" text:cond-style-name=""><text:span text:style-name="a238" text:class-names="">Cliquez pour modifier le style du titre</text:span><text:span text:style-name="a239" text:class-names=""/></text:p>
        </draw:text-box>
        <svg:desc/>
      </draw:frame>
      <draw:frame draw:id="id39" presentation:style-name="a258" draw:name="Espace réservé du contenu 2" svg:x="0.5in" svg:y="1.75in" svg:width="4.41667in" svg:height="4.94965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Deuxièm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Cinquièm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0" presentation:style-name="a275" draw:name="Espace réservé du contenu 3" svg:x="5.08333in" svg:y="1.75in" svg:width="4.41667in" svg:height="4.9496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quez pour modifier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279" draw:name="Espace réservé de la date 3" svg:x="0.5in" svg:y="6.95139in" svg:width="2.33333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12/12/2012</text:date></text:span></text:p>
        </draw:text-box>
        <svg:desc/>
      </draw:frame>
      <draw:frame draw:id="id42" presentation:style-name="a282" draw:name="Espace réservé du pied de page 4" svg:x="3.41667in" svg:y="6.95139in" svg:width="3.16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desc/>
      </draw:frame>
      <draw:frame draw:id="id43" presentation:style-name="a285" draw:name="Espace réservé du numéro de diapositive 5" svg:x="7.16667in" svg:y="6.95139in" svg:width="2.3333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N°›</text:page-number></text:span></text:p>
        </draw:text-box>
        <svg:desc/>
      </draw:frame>
      <presentation:notes style:page-layout-name="pageLayout2" draw:style-name="a315">
        <draw:frame draw:id="id5" presentation:style-name="a288" draw:name="Espace réservé de l'en-tête 1" svg:x="0in" svg:y="0in" svg:width="3.36458in" svg:height="0.55903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desc/>
        </draw:frame>
        <draw:frame draw:id="id6" presentation:style-name="a292" draw:name="Espace réservé de la date 2" svg:x="4.39757in" svg:y="0in" svg:width="3.36458in" svg:height="0.55903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293" draw:name="Espace réservé de l'image des diapositives 3">
          <svg:desc/>
        </draw:page-thumbnail>
        <draw:frame draw:id="id8" presentation:style-name="a308" draw:name="Espace réservé des commentaires 4" svg:x="0.77604in" svg:y="5.31597in" svg:width="6.21181in" svg:height="5.03646in" presentation:class="notes" presentation:placeholder="false">
          <draw:text-box>
            <text:p text:style-name="a295" text:class-names="" text:cond-style-name=""><text:span text:style-name="a294" text:class-names="">Cliquez pour modifier les styles du texte du masque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Deuxième niveau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11" draw:name="Espace réservé du pied de page 5" svg:x="0in" svg:y="10.63194in" svg:width="3.36458in" svg:height="0.55903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desc/>
        </draw:frame>
        <draw:frame draw:id="id10" presentation:style-name="a314" draw:name="Espace réservé du numéro de diapositive 6" svg:x="4.39757in" svg:y="10.63194in" svg:width="3.36458in" svg:height="0.55903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5-twoTxTwoObj-Comparaison" style:page-layout-name="pageLayout1" draw:style-name="a316">
      <draw:frame draw:id="id44" presentation:style-name="a320" draw:name="Titre 1" svg:x="0.5in" svg:y="0.30035in" svg:width="9in" svg:height="1.25in" presentation:class="title" presentation:placeholder="false">
        <draw:text-box>
          <text:p text:style-name="a319" text:class-names="" text:cond-style-name=""><text:span text:style-name="a317" text:class-names="">Cliquez pour modifier le style du titre</text:span><text:span text:style-name="a318" text:class-names=""/></text:p>
        </draw:text-box>
        <svg:desc/>
      </draw:frame>
      <draw:frame draw:id="id45" presentation:style-name="a324" draw:name="Espace réservé du texte 2" svg:x="0.5in" svg:y="1.67882in" svg:width="4.418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quez pour modifier les styles du texte du masque</text:span></text:p>
            </text:list-item>
          </text:list>
        </draw:text-box>
        <svg:desc/>
      </draw:frame>
      <draw:frame draw:id="id46" presentation:style-name="a341" draw:name="Espace réservé du contenu 3" svg:x="0.5in" svg:y="2.37847in" svg:width="4.418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z pour modifier les styles du texte du masqu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Deuxièm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Cinquièm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7" presentation:style-name="a345" draw:name="Espace réservé du texte 4" svg:x="5.07986in" svg:y="1.67882in" svg:width="4.4201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quez pour modifier les styles du texte du masque</text:span></text:p>
            </text:list-item>
          </text:list>
        </draw:text-box>
        <svg:desc/>
      </draw:frame>
      <draw:frame draw:id="id48" presentation:style-name="a362" draw:name="Espace réservé du contenu 5" svg:x="5.07986in" svg:y="2.37847in" svg:width="4.4201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366" draw:name="Espace réservé de la date 3" svg:x="0.5in" svg:y="6.95139in" svg:width="2.3333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2/12/2012</text:date></text:span></text:p>
        </draw:text-box>
        <svg:desc/>
      </draw:frame>
      <draw:frame draw:id="id50" presentation:style-name="a369" draw:name="Espace réservé du pied de page 4" svg:x="3.41667in" svg:y="6.95139in" svg:width="3.16667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desc/>
      </draw:frame>
      <draw:frame draw:id="id51" presentation:style-name="a372" draw:name="Espace réservé du numéro de diapositive 5" svg:x="7.16667in" svg:y="6.95139in" svg:width="2.3333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N°›</text:page-number></text:span></text:p>
        </draw:text-box>
        <svg:desc/>
      </draw:frame>
      <presentation:notes style:page-layout-name="pageLayout2" draw:style-name="a402">
        <draw:frame draw:id="id5" presentation:style-name="a375" draw:name="Espace réservé de l'en-tête 1" svg:x="0in" svg:y="0in" svg:width="3.36458in" svg:height="0.55903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desc/>
        </draw:frame>
        <draw:frame draw:id="id6" presentation:style-name="a379" draw:name="Espace réservé de la date 2" svg:x="4.39757in" svg:y="0in" svg:width="3.36458in" svg:height="0.55903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380" draw:name="Espace réservé de l'image des diapositives 3">
          <svg:desc/>
        </draw:page-thumbnail>
        <draw:frame draw:id="id8" presentation:style-name="a395" draw:name="Espace réservé des commentaires 4" svg:x="0.77604in" svg:y="5.31597in" svg:width="6.21181in" svg:height="5.03646in" presentation:class="notes" presentation:placeholder="false">
          <draw:text-box>
            <text:p text:style-name="a382" text:class-names="" text:cond-style-name=""><text:span text:style-name="a381" text:class-names="">Cliquez pour modifier les styles du texte du masque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Deuxième niveau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98" draw:name="Espace réservé du pied de page 5" svg:x="0in" svg:y="10.63194in" svg:width="3.36458in" svg:height="0.55903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desc/>
        </draw:frame>
        <draw:frame draw:id="id10" presentation:style-name="a401" draw:name="Espace réservé du numéro de diapositive 6" svg:x="4.39757in" svg:y="10.63194in" svg:width="3.36458in" svg:height="0.55903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6-titleOnly-Titre-seul" style:page-layout-name="pageLayout1" draw:style-name="a403">
      <draw:frame draw:id="id52" presentation:style-name="a407" draw:name="Titre 1" svg:x="0.5in" svg:y="0.30035in" svg:width="9in" svg:height="1.25in" presentation:class="title" presentation:placeholder="false">
        <draw:text-box>
          <text:p text:style-name="a406" text:class-names="" text:cond-style-name=""><text:span text:style-name="a404" text:class-names="">Cliquez pour modifier le style du titre</text:span><text:span text:style-name="a405" text:class-names=""/></text:p>
        </draw:text-box>
        <svg:desc/>
      </draw:frame>
      <draw:frame draw:id="id53" presentation:style-name="a411" draw:name="Espace réservé de la date 3" svg:x="0.5in" svg:y="6.95139in" svg:width="2.33333in" svg:height="0.39931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2/12/2012</text:date></text:span></text:p>
        </draw:text-box>
        <svg:desc/>
      </draw:frame>
      <draw:frame draw:id="id54" presentation:style-name="a414" draw:name="Espace réservé du pied de page 4" svg:x="3.41667in" svg:y="6.95139in" svg:width="3.16667in" svg:height="0.39931in" presentation:class="footer" presentation:placeholder="false">
        <draw:text-box>
          <text:p text:style-name="a413" text:class-names="" text:cond-style-name=""><text:span text:style-name="a412" text:class-names=""/></text:p>
        </draw:text-box>
        <svg:desc/>
      </draw:frame>
      <draw:frame draw:id="id55" presentation:style-name="a417" draw:name="Espace réservé du numéro de diapositive 5" svg:x="7.16667in" svg:y="6.95139in" svg:width="2.33333in" svg:height="0.39931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>‹N°›</text:page-number></text:span></text:p>
        </draw:text-box>
        <svg:desc/>
      </draw:frame>
      <presentation:notes style:page-layout-name="pageLayout2" draw:style-name="a447">
        <draw:frame draw:id="id5" presentation:style-name="a420" draw:name="Espace réservé de l'en-tête 1" svg:x="0in" svg:y="0in" svg:width="3.36458in" svg:height="0.55903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desc/>
        </draw:frame>
        <draw:frame draw:id="id6" presentation:style-name="a424" draw:name="Espace réservé de la date 2" svg:x="4.39757in" svg:y="0in" svg:width="3.36458in" svg:height="0.55903in" presentation:class="date-time" presentation:placeholder="false">
          <draw:text-box>
            <text:p text:style-name="a423" text:class-names="" text:cond-style-name=""><text:span text:style-name="a421" text:class-names=""><text:date text:fixed="false" style:data-style-name="a422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425" draw:name="Espace réservé de l'image des diapositives 3">
          <svg:desc/>
        </draw:page-thumbnail>
        <draw:frame draw:id="id8" presentation:style-name="a440" draw:name="Espace réservé des commentaires 4" svg:x="0.77604in" svg:y="5.31597in" svg:width="6.21181in" svg:height="5.03646in" presentation:class="notes" presentation:placeholder="false">
          <draw:text-box>
            <text:p text:style-name="a427" text:class-names="" text:cond-style-name=""><text:span text:style-name="a426" text:class-names="">Cliquez pour modifier les styles du texte du masque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Deuxième niveau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43" draw:name="Espace réservé du pied de page 5" svg:x="0in" svg:y="10.63194in" svg:width="3.36458in" svg:height="0.55903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desc/>
        </draw:frame>
        <draw:frame draw:id="id10" presentation:style-name="a446" draw:name="Espace réservé du numéro de diapositive 6" svg:x="4.39757in" svg:y="10.63194in" svg:width="3.36458in" svg:height="0.55903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7-blank-Vide" style:page-layout-name="pageLayout1" draw:style-name="a448">
      <draw:frame draw:id="id56" presentation:style-name="a452" draw:name="Espace réservé de la date 3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12/12/2012</text:date></text:span></text:p>
        </draw:text-box>
        <svg:desc/>
      </draw:frame>
      <draw:frame draw:id="id57" presentation:style-name="a455" draw:name="Espace réservé du pied de page 4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desc/>
      </draw:frame>
      <draw:frame draw:id="id58" presentation:style-name="a458" draw:name="Espace réservé du numéro de diapositive 5" svg:x="7.16667in" svg:y="6.95139in" svg:width="2.3333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>‹N°›</text:page-number></text:span></text:p>
        </draw:text-box>
        <svg:desc/>
      </draw:frame>
      <presentation:notes style:page-layout-name="pageLayout2" draw:style-name="a488">
        <draw:frame draw:id="id5" presentation:style-name="a461" draw:name="Espace réservé de l'en-tête 1" svg:x="0in" svg:y="0in" svg:width="3.36458in" svg:height="0.55903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6" presentation:style-name="a465" draw:name="Espace réservé de la date 2" svg:x="4.39757in" svg:y="0in" svg:width="3.36458in" svg:height="0.55903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466" draw:name="Espace réservé de l'image des diapositives 3">
          <svg:desc/>
        </draw:page-thumbnail>
        <draw:frame draw:id="id8" presentation:style-name="a481" draw:name="Espace réservé des commentaires 4" svg:x="0.77604in" svg:y="5.31597in" svg:width="6.21181in" svg:height="5.03646in" presentation:class="notes" presentation:placeholder="false">
          <draw:text-box>
            <text:p text:style-name="a468" text:class-names="" text:cond-style-name=""><text:span text:style-name="a467" text:class-names="">Cliquez pour modifier les styles du texte du masque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Deuxième niveau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4" draw:name="Espace réservé du pied de page 5" svg:x="0in" svg:y="10.63194in" svg:width="3.36458in" svg:height="0.55903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desc/>
        </draw:frame>
        <draw:frame draw:id="id10" presentation:style-name="a487" draw:name="Espace réservé du numéro de diapositive 6" svg:x="4.39757in" svg:y="10.63194in" svg:width="3.36458in" svg:height="0.55903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8-objTx-Contenu-avec-légende" style:page-layout-name="pageLayout1" draw:style-name="a489">
      <draw:frame draw:id="id59" presentation:style-name="a493" draw:name="Titre 1" svg:x="0.5in" svg:y="0.29861in" svg:width="3.28993in" svg:height="1.27083in" presentation:class="title" presentation:placeholder="false">
        <draw:text-box>
          <text:p text:style-name="a492" text:class-names="" text:cond-style-name=""><text:span text:style-name="a490" text:class-names="">Cliquez pour modifier le style du titre</text:span><text:span text:style-name="a491" text:class-names=""/></text:p>
        </draw:text-box>
        <svg:desc/>
      </draw:frame>
      <draw:frame draw:id="id60" presentation:style-name="a510" draw:name="Espace réservé du contenu 2" svg:x="3.90972in" svg:y="0.29861in" svg:width="5.59028in" svg:height="6.40104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Cliquez pour modifier les styles du texte du masque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Deuxième niveau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list text:style-name="a509">
                            <text:list-item>
                              <text:p text:style-name="a508" text:class-names="" text:cond-style-name=""><text:span text:style-name="a506" text:class-names="">Cinquième niveau</text:span><text:span text:style-name="a5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514" draw:name="Espace réservé du texte 3" svg:x="0.5in" svg:y="1.56944in" svg:width="3.28993in" svg:height="5.13021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quez pour modifier les styles du texte du masque</text:span></text:p>
            </text:list-item>
          </text:list>
        </draw:text-box>
        <svg:desc/>
      </draw:frame>
      <draw:frame draw:id="id62" presentation:style-name="a518" draw:name="Espace réservé de la date 3" svg:x="0.5in" svg:y="6.95139in" svg:width="2.3333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12/12/2012</text:date></text:span></text:p>
        </draw:text-box>
        <svg:desc/>
      </draw:frame>
      <draw:frame draw:id="id63" presentation:style-name="a521" draw:name="Espace réservé du pied de page 4" svg:x="3.41667in" svg:y="6.95139in" svg:width="3.16667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desc/>
      </draw:frame>
      <draw:frame draw:id="id64" presentation:style-name="a524" draw:name="Espace réservé du numéro de diapositive 5" svg:x="7.16667in" svg:y="6.95139in" svg:width="2.33333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>‹N°›</text:page-number></text:span></text:p>
        </draw:text-box>
        <svg:desc/>
      </draw:frame>
      <presentation:notes style:page-layout-name="pageLayout2" draw:style-name="a554">
        <draw:frame draw:id="id5" presentation:style-name="a527" draw:name="Espace réservé de l'en-tête 1" svg:x="0in" svg:y="0in" svg:width="3.36458in" svg:height="0.55903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desc/>
        </draw:frame>
        <draw:frame draw:id="id6" presentation:style-name="a531" draw:name="Espace réservé de la date 2" svg:x="4.39757in" svg:y="0in" svg:width="3.36458in" svg:height="0.55903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532" draw:name="Espace réservé de l'image des diapositives 3">
          <svg:desc/>
        </draw:page-thumbnail>
        <draw:frame draw:id="id8" presentation:style-name="a547" draw:name="Espace réservé des commentaires 4" svg:x="0.77604in" svg:y="5.31597in" svg:width="6.21181in" svg:height="5.03646in" presentation:class="notes" presentation:placeholder="false">
          <draw:text-box>
            <text:p text:style-name="a534" text:class-names="" text:cond-style-name=""><text:span text:style-name="a533" text:class-names="">Cliquez pour modifier les styles du texte du masque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Deuxième niveau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50" draw:name="Espace réservé du pied de page 5" svg:x="0in" svg:y="10.63194in" svg:width="3.36458in" svg:height="0.55903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desc/>
        </draw:frame>
        <draw:frame draw:id="id10" presentation:style-name="a553" draw:name="Espace réservé du numéro de diapositive 6" svg:x="4.39757in" svg:y="10.63194in" svg:width="3.36458in" svg:height="0.55903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9-picTx-Image-avec-légende" style:page-layout-name="pageLayout1" draw:style-name="a555">
      <draw:frame draw:id="id65" presentation:style-name="a559" draw:name="Titre 1" svg:x="1.96007in" svg:y="5.25in" svg:width="6in" svg:height="0.61979in" presentation:class="title" presentation:placeholder="false">
        <draw:text-box>
          <text:p text:style-name="a558" text:class-names="" text:cond-style-name=""><text:span text:style-name="a556" text:class-names="">Cliquez pour modifier le style du titre</text:span><text:span text:style-name="a557" text:class-names=""/></text:p>
        </draw:text-box>
        <svg:desc/>
      </draw:frame>
      <draw:frame draw:id="id66" presentation:style-name="a562" draw:name="Espace réservé pour une image  2" svg:x="1.96007in" svg:y="0.67014in" svg:width="6in" svg:height="4.5in" presentation:class="graphic" presentation:placeholder="false">
        <draw:text-box>
          <text:p text:style-name="a561" text:class-names="" text:cond-style-name=""><text:span text:style-name="a560" text:class-names=""/></text:p>
        </draw:text-box>
        <svg:desc/>
      </draw:frame>
      <draw:frame draw:id="id67" presentation:style-name="a566" draw:name="Espace réservé du texte 3" svg:x="1.96007in" svg:y="5.86979in" svg:width="6in" svg:height="0.88021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quez pour modifier les styles du texte du masque</text:span></text:p>
            </text:list-item>
          </text:list>
        </draw:text-box>
        <svg:desc/>
      </draw:frame>
      <draw:frame draw:id="id68" presentation:style-name="a570" draw:name="Espace réservé de la date 3" svg:x="0.5in" svg:y="6.95139in" svg:width="2.33333in" svg:height="0.39931in" presentation:class="date-time" presentation:placeholder="false">
        <draw:text-box>
          <text:p text:style-name="a569" text:class-names="" text:cond-style-name=""><text:span text:style-name="a567" text:class-names=""><text:date text:fixed="false" style:data-style-name="a568">12/12/2012</text:date></text:span></text:p>
        </draw:text-box>
        <svg:desc/>
      </draw:frame>
      <draw:frame draw:id="id69" presentation:style-name="a573" draw:name="Espace réservé du pied de page 4" svg:x="3.41667in" svg:y="6.95139in" svg:width="3.16667in" svg:height="0.39931in" presentation:class="footer" presentation:placeholder="false">
        <draw:text-box>
          <text:p text:style-name="a572" text:class-names="" text:cond-style-name=""><text:span text:style-name="a571" text:class-names=""/></text:p>
        </draw:text-box>
        <svg:desc/>
      </draw:frame>
      <draw:frame draw:id="id70" presentation:style-name="a576" draw:name="Espace réservé du numéro de diapositive 5" svg:x="7.16667in" svg:y="6.95139in" svg:width="2.33333in" svg:height="0.39931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>‹N°›</text:page-number></text:span></text:p>
        </draw:text-box>
        <svg:desc/>
      </draw:frame>
      <presentation:notes style:page-layout-name="pageLayout2" draw:style-name="a606">
        <draw:frame draw:id="id5" presentation:style-name="a579" draw:name="Espace réservé de l'en-tête 1" svg:x="0in" svg:y="0in" svg:width="3.36458in" svg:height="0.55903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desc/>
        </draw:frame>
        <draw:frame draw:id="id6" presentation:style-name="a583" draw:name="Espace réservé de la date 2" svg:x="4.39757in" svg:y="0in" svg:width="3.36458in" svg:height="0.55903in" presentation:class="date-time" presentation:placeholder="false">
          <draw:text-box>
            <text:p text:style-name="a582" text:class-names="" text:cond-style-name=""><text:span text:style-name="a580" text:class-names=""><text:date text:fixed="false" style:data-style-name="a581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584" draw:name="Espace réservé de l'image des diapositives 3">
          <svg:desc/>
        </draw:page-thumbnail>
        <draw:frame draw:id="id8" presentation:style-name="a599" draw:name="Espace réservé des commentaires 4" svg:x="0.77604in" svg:y="5.31597in" svg:width="6.21181in" svg:height="5.03646in" presentation:class="notes" presentation:placeholder="false">
          <draw:text-box>
            <text:p text:style-name="a586" text:class-names="" text:cond-style-name=""><text:span text:style-name="a585" text:class-names="">Cliquez pour modifier les styles du texte du masque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Deuxième niveau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list text:style-name="a598">
                              <text:list-item>
                                <text:p text:style-name="a597" text:class-names="" text:cond-style-name=""><text:span text:style-name="a5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02" draw:name="Espace réservé du pied de page 5" svg:x="0in" svg:y="10.63194in" svg:width="3.36458in" svg:height="0.55903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desc/>
        </draw:frame>
        <draw:frame draw:id="id10" presentation:style-name="a605" draw:name="Espace réservé du numéro de diapositive 6" svg:x="4.39757in" svg:y="10.63194in" svg:width="3.36458in" svg:height="0.55903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10-vertTx-Titre-et-texte-vertical" style:page-layout-name="pageLayout1" draw:style-name="a607">
      <draw:frame draw:id="id71" presentation:style-name="a611" draw:name="Titre 1" svg:x="0.5in" svg:y="0.30035in" svg:width="9in" svg:height="1.25in" presentation:class="title" presentation:placeholder="false">
        <draw:text-box>
          <text:p text:style-name="a610" text:class-names="" text:cond-style-name=""><text:span text:style-name="a608" text:class-names="">Cliquez pour modifier le style du titre</text:span><text:span text:style-name="a609" text:class-names=""/></text:p>
        </draw:text-box>
        <svg:desc/>
      </draw:frame>
      <draw:frame draw:id="id72" presentation:style-name="a628" draw:name="Espace réservé du texte vertical 2" svg:x="0.5in" svg:y="1.75in" svg:width="9in" svg:height="4.94965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quez pour modifier les styles du texte du masque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Deuxième niveau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4" text:class-names="">Cinquième niveau</text:span><text:span text:style-name="a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3" presentation:style-name="a632" draw:name="Espace réservé de la date 3" svg:x="0.5in" svg:y="6.95139in" svg:width="2.33333in" svg:height="0.39931in" presentation:class="date-time" presentation:placeholder="false">
        <draw:text-box>
          <text:p text:style-name="a631" text:class-names="" text:cond-style-name=""><text:span text:style-name="a629" text:class-names=""><text:date text:fixed="false" style:data-style-name="a630">12/12/2012</text:date></text:span></text:p>
        </draw:text-box>
        <svg:desc/>
      </draw:frame>
      <draw:frame draw:id="id74" presentation:style-name="a635" draw:name="Espace réservé du pied de page 4" svg:x="3.41667in" svg:y="6.95139in" svg:width="3.16667in" svg:height="0.39931in" presentation:class="footer" presentation:placeholder="false">
        <draw:text-box>
          <text:p text:style-name="a634" text:class-names="" text:cond-style-name=""><text:span text:style-name="a633" text:class-names=""/></text:p>
        </draw:text-box>
        <svg:desc/>
      </draw:frame>
      <draw:frame draw:id="id75" presentation:style-name="a638" draw:name="Espace réservé du numéro de diapositive 5" svg:x="7.16667in" svg:y="6.95139in" svg:width="2.33333in" svg:height="0.39931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>‹N°›</text:page-number></text:span></text:p>
        </draw:text-box>
        <svg:desc/>
      </draw:frame>
      <presentation:notes style:page-layout-name="pageLayout2" draw:style-name="a668">
        <draw:frame draw:id="id5" presentation:style-name="a641" draw:name="Espace réservé de l'en-tête 1" svg:x="0in" svg:y="0in" svg:width="3.36458in" svg:height="0.55903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desc/>
        </draw:frame>
        <draw:frame draw:id="id6" presentation:style-name="a645" draw:name="Espace réservé de la date 2" svg:x="4.39757in" svg:y="0in" svg:width="3.36458in" svg:height="0.55903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646" draw:name="Espace réservé de l'image des diapositives 3">
          <svg:desc/>
        </draw:page-thumbnail>
        <draw:frame draw:id="id8" presentation:style-name="a661" draw:name="Espace réservé des commentaires 4" svg:x="0.77604in" svg:y="5.31597in" svg:width="6.21181in" svg:height="5.03646in" presentation:class="notes" presentation:placeholder="false">
          <draw:text-box>
            <text:p text:style-name="a648" text:class-names="" text:cond-style-name=""><text:span text:style-name="a647" text:class-names="">Cliquez pour modifier les styles du texte du masque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Deuxième niveau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64" draw:name="Espace réservé du pied de page 5" svg:x="0in" svg:y="10.63194in" svg:width="3.36458in" svg:height="0.55903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desc/>
        </draw:frame>
        <draw:frame draw:id="id10" presentation:style-name="a667" draw:name="Espace réservé du numéro de diapositive 6" svg:x="4.39757in" svg:y="10.63194in" svg:width="3.36458in" svg:height="0.55903in" presentation:class="page-number" presentation:placeholder="false">
          <draw:text-box>
            <text:p text:style-name="a666" text:class-names="" text:cond-style-name=""><text:span text:style-name="a665" text:class-names=""><text:page-number style:num-format="1" text:fixed="false">‹N°›</text:page-number></text:span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669">
      <draw:frame draw:id="id76" presentation:style-name="a673" draw:name="Titre vertical 1" svg:x="7.25in" svg:y="0.30035in" svg:width="2.25in" svg:height="6.39931in" presentation:class="title" presentation:placeholder="false">
        <draw:text-box>
          <text:p text:style-name="a672" text:class-names="" text:cond-style-name=""><text:span text:style-name="a670" text:class-names="">Cliquez pour modifier le style du titre</text:span><text:span text:style-name="a671" text:class-names=""/></text:p>
        </draw:text-box>
        <svg:desc/>
      </draw:frame>
      <draw:frame draw:id="id77" presentation:style-name="a690" draw:name="Espace réservé du texte vertical 2" svg:x="0.5in" svg:y="0.30035in" svg:width="6.58333in" svg:height="6.39931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quez pour modifier les styles du texte du masque</text:span></text:p>
            </text:list-item>
          </text:list>
          <text:list text:style-name="a679">
            <text:list-item>
              <text:list text:style-name="a679">
                <text:list-item>
                  <text:p text:style-name="a678" text:class-names="" text:cond-style-name=""><text:span text:style-name="a677" text:class-names="">Deuxième niveau</text:span></text:p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p text:style-name="a681" text:class-names="" text:cond-style-name=""><text:span text:style-name="a6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6" text:class-names="">Cinquième niveau</text:span><text:span text:style-name="a6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8" presentation:style-name="a694" draw:name="Espace réservé de la date 3" svg:x="0.5in" svg:y="6.95139in" svg:width="2.33333in" svg:height="0.39931in" presentation:class="date-time" presentation:placeholder="false">
        <draw:text-box>
          <text:p text:style-name="a693" text:class-names="" text:cond-style-name=""><text:span text:style-name="a691" text:class-names=""><text:date text:fixed="false" style:data-style-name="a692">12/12/2012</text:date></text:span></text:p>
        </draw:text-box>
        <svg:desc/>
      </draw:frame>
      <draw:frame draw:id="id79" presentation:style-name="a697" draw:name="Espace réservé du pied de page 4" svg:x="3.41667in" svg:y="6.95139in" svg:width="3.16667in" svg:height="0.39931in" presentation:class="footer" presentation:placeholder="false">
        <draw:text-box>
          <text:p text:style-name="a696" text:class-names="" text:cond-style-name=""><text:span text:style-name="a695" text:class-names=""/></text:p>
        </draw:text-box>
        <svg:desc/>
      </draw:frame>
      <draw:frame draw:id="id80" presentation:style-name="a700" draw:name="Espace réservé du numéro de diapositive 5" svg:x="7.16667in" svg:y="6.95139in" svg:width="2.33333in" svg:height="0.39931in" presentation:class="page-number" presentation:placeholder="false">
        <draw:text-box>
          <text:p text:style-name="a699" text:class-names="" text:cond-style-name=""><text:span text:style-name="a698" text:class-names=""><text:page-number style:num-format="1" text:fixed="false">‹N°›</text:page-number></text:span></text:p>
        </draw:text-box>
        <svg:desc/>
      </draw:frame>
      <presentation:notes style:page-layout-name="pageLayout2" draw:style-name="a730">
        <draw:frame draw:id="id5" presentation:style-name="a703" draw:name="Espace réservé de l'en-tête 1" svg:x="0in" svg:y="0in" svg:width="3.36458in" svg:height="0.55903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6" presentation:style-name="a707" draw:name="Espace réservé de la date 2" svg:x="4.39757in" svg:y="0in" svg:width="3.36458in" svg:height="0.55903in" presentation:class="date-time" presentation:placeholder="false">
          <draw:text-box>
            <text:p text:style-name="a706" text:class-names="" text:cond-style-name=""><text:span text:style-name="a704" text:class-names=""><text:date text:fixed="false" style:data-style-name="a705">12/12/2012</text:date></text:span></text:p>
          </draw:text-box>
          <svg:desc/>
        </draw:frame>
        <draw:page-thumbnail svg:x="1.08507in" svg:y="0.84028in" svg:width="5.59375in" svg:height="4.19618in" presentation:class="page" draw:id="id7" presentation:style-name="a708" draw:name="Espace réservé de l'image des diapositives 3">
          <svg:desc/>
        </draw:page-thumbnail>
        <draw:frame draw:id="id8" presentation:style-name="a723" draw:name="Espace réservé des commentaires 4" svg:x="0.77604in" svg:y="5.31597in" svg:width="6.21181in" svg:height="5.03646in" presentation:class="notes" presentation:placeholder="false">
          <draw:text-box>
            <text:p text:style-name="a710" text:class-names="" text:cond-style-name=""><text:span text:style-name="a709" text:class-names="">Cliquez pour modifier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26" draw:name="Espace réservé du pied de page 5" svg:x="0in" svg:y="10.63194in" svg:width="3.36458in" svg:height="0.55903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desc/>
        </draw:frame>
        <draw:frame draw:id="id10" presentation:style-name="a729" draw:name="Espace réservé du numéro de diapositive 6" svg:x="4.39757in" svg:y="10.63194in" svg:width="3.36458in" svg:height="0.55903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>‹N°›</text:page-number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ENTASONIC</dc:title>
    <dc:subject>PENTASONIC</dc:subject>
    <meta:keyword>PENTASONIC</meta:keyword>
    <meta:initial-creator>PENTASONIC</meta:initial-creator>
    <dc:creator>test</dc:creator>
    <meta:creation-date>2008-09-22T10:12:24Z</meta:creation-date>
    <dc:date>2015-01-12T10:38:28Z</dc:date>
    <meta:editing-cycles>151</meta:editing-cycles>
    <meta:editing-duration>PT85140S</meta:editing-duration>
    <meta:document-statistic meta:paragraph-count="16" meta:word-count="28"/>
  </office:meta>
</office:document-meta>
</file>